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Calibri" svg:font-family="Calibri"/>
    <style:font-face style:name="Courier New" svg:font-family="'Courier New'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16.635cm" table:align="left"/>
    </style:style>
    <style:style style:name="表格1.A" style:family="table-column">
      <style:table-column-properties style:column-width="16.635cm"/>
    </style:style>
    <style:style style:name="表格1.A1" style:family="table-cell">
      <style:table-cell-properties fo:padding-left="0.191cm" fo:padding-right="0.191cm" fo:padding-top="0.049cm" fo:padding-bottom="0.049cm" fo:border="1pt solid #000000"/>
    </style:style>
    <style:style style:name="P1" style:family="paragraph" style:parent-style-name="Standard">
      <style:text-properties fo:font-size="18.25pt" style:font-size-asian="16pt" style:font-size-complex="18.25pt"/>
    </style:style>
    <style:style style:name="P2" style:family="paragraph" style:parent-style-name="Text_20_body">
      <style:text-properties fo:font-size="16pt" style:font-size-asian="16pt" style:font-size-complex="16pt"/>
    </style:style>
    <style:style style:name="P3" style:family="paragraph" style:parent-style-name="Text_20_body">
      <style:paragraph-properties fo:margin-left="0cm" fo:margin-right="0cm" fo:text-indent="0.714cm" style:auto-text-indent="false"/>
      <style:text-properties fo:font-size="16pt" style:font-size-asian="16pt" style:font-size-complex="16pt"/>
    </style:style>
    <style:style style:name="P4" style:family="paragraph" style:parent-style-name="Text_20_body">
      <style:paragraph-properties fo:margin-left="0cm" fo:margin-right="0cm" fo:text-indent="0.714cm" style:auto-text-indent="false"/>
      <style:text-properties fo:font-size="16pt" style:font-name-asian="宋体1" style:font-size-asian="16pt" style:font-size-complex="16pt"/>
    </style:style>
    <style:style style:name="P5" style:family="paragraph" style:parent-style-name="Text_20_body">
      <style:paragraph-properties fo:margin-left="1.455cm" fo:margin-right="0cm" fo:text-indent="-0.741cm" style:auto-text-indent="false"/>
      <style:text-properties fo:font-size="16pt" style:font-size-asian="16pt" style:font-size-complex="16pt"/>
    </style:style>
    <style:style style:name="P6" style:family="paragraph" style:parent-style-name="Heading_20_1">
      <style:text-properties fo:font-size="16pt" style:font-size-asian="16pt" style:font-size-complex="16pt"/>
    </style:style>
    <style:style style:name="P7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size="16pt" style:font-size-asian="16pt" style:font-size-complex="16pt"/>
    </style:style>
    <style:style style:name="T1" style:family="text">
      <style:text-properties style:font-name-asian="宋体1"/>
    </style:style>
    <style:style style:name="T2" style:family="text">
      <style:text-properties style:font-name-asian="宋体1" style:font-size-asian="22pt" style:font-weight-asian="bold"/>
    </style:style>
    <style:style style:name="T3" style:family="text">
      <style:text-properties style:font-name-asian="宋体1" style:font-size-asian="10.5pt"/>
    </style:style>
    <style:style style:name="T4" style:family="text">
      <style:text-properties style:font-name-asian="宋体1" style:font-weight-asian="bold"/>
    </style:style>
    <style:style style:name="T5" style:family="text">
      <style:text-properties style:font-name="Calibri"/>
    </style:style>
    <style:style style:name="T6" style:family="text">
      <style:text-properties style:font-name="Calibri" fo:font-size="22pt" fo:font-weight="bold"/>
    </style:style>
    <style:style style:name="T7" style:family="text">
      <style:text-properties style:font-name="Calibri" fo:font-size="10.5pt"/>
    </style:style>
    <style:style style:name="T8" style:family="text">
      <style:text-properties style:font-name="Calibri" fo:font-weight="bold"/>
    </style:style>
    <style:style style:name="T9" style:family="text">
      <style:text-properties fo:font-size="22pt" fo:font-weight="bold"/>
    </style:style>
    <style:style style:name="T10" style:family="text">
      <style:text-properties fo:font-weight="bold"/>
    </style:style>
    <style:style style:name="T11" style:family="text">
      <style:text-properties fo:font-size="10.5pt"/>
    </style:style>
    <style:style style:name="T12" style:family="text">
      <style:text-properties fo:font-size="10.5pt" fo:font-weight="bold"/>
    </style:style>
    <style:style style:name="T13" style:family="text">
      <style:text-properties fo:color="#000000"/>
    </style:style>
    <style:style style:name="T14" style:family="text">
      <style:text-properties fo:color="#3f5fbf" style:font-name="Courier New"/>
    </style:style>
    <style:style style:name="T15" style:family="text">
      <style:text-properties fo:color="#3f5fbf" style:font-name="Courier New" fo:font-size="10pt"/>
    </style:style>
    <style:style style:name="T16" style:family="text">
      <style:text-properties style:font-name="Wingdings"/>
    </style:style>
    <style:style style:name="T17" style:family="text">
      <style:text-properties style:font-name="Wingdings" fo:font-size="10.5pt"/>
    </style:style>
    <style:style style:name="T18" style:family="text">
      <style:text-properties officeooo:rsid="0010f719"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span text:style-name="T10">3</text:span><text:span text:style-name="T4">　</text:span><text:span text:style-name="T8">JSP</text:span><text:span text:style-name="T4">注释</text:span></text:h>
      <text:p text:style-name="P2"><text:span text:style-name="T1">语法：</text:span><text:span text:style-name="T10">&lt;%-- </text:span>…<text:span text:style-name="T10">--%</text:span>&gt;<text:span text:style-name="T18">(建议使用)</text:span></text:p>
      <text:p text:style-name="P3"><text:span text:style-name="T1">其中</text:span>JSP<text:span text:style-name="T1">只有一种注释：</text:span><text:span text:style-name="T5">&lt;%-- </text:span>…--%&gt;<text:span text:style-name="T1">，注释中的内容会被</text:span><text:span text:style-name="T5">JSP</text:span><text:span text:style-name="T1">编译系统忽略！</text:span>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7"><text:span text:style-name="T14">&lt;%-- &lt;%=String.format("%tF %&lt;tT", new Date())%&gt; --%&gt;</text:span></text:p>
          </table:table-cell>
        </table:table-row>
      </table:table>
      <text:p text:style-name="P3"><text:span text:style-name="T1">由于</text:span>jsp<text:span text:style-name="T1">是</text:span><text:span text:style-name="T5">java</text:span><text:span text:style-name="T1">和</text:span><text:span text:style-name="T5">html</text:span><text:span text:style-name="T1">的合体，</text:span></text:p>
      <text:p text:style-name="P4">所以：</text:p>
      <text:p text:style-name="P3"><text:tab/><text:tab/>java<text:span text:style-name="T1">片段中的代码注释依然遵守</text:span><text:span text:style-name="T5">java</text:span><text:span text:style-name="T1">的注释</text:span><text:span text:style-name="T5">//</text:span><text:span text:style-name="T1">，</text:span><text:span text:style-name="T5">/*...*/</text:span><text:span text:style-name="T1">， </text:span><text:span text:style-name="T5">/**.../</text:span></text:p>
      <text:p text:style-name="P3"><text:tab/><text:tab/>html<text:span text:style-name="T1">片段中的代码依然遵守</text:span><text:span text:style-name="T5">html</text:span><text:span text:style-name="T1">的注释</text:span><text:span text:style-name="T5">&lt;!-- ... --&gt;</text:span><text:span text:style-name="T1">，注意的是此注释不能注释带有</text:span><text:span text:style-name="T5">jsp</text:span><text:span text:style-name="T1">的</text:span><text:span text:style-name="T5">scriptlet</text:span><text:span text:style-name="T1">的脚本，虽然页面上不展示注释掉的代码，但是查看网页源代码可以发现</text:span><text:span text:style-name="T5">jsp</text:span><text:span text:style-name="T1">脚本已经生效只不过产出的</text:span><text:span text:style-name="T5">html</text:span><text:span text:style-name="T1">代码被注释掉了。（在</text:span><text:span text:style-name="T5">jsp</text:span><text:span text:style-name="T1">中不建议使用这种注释）</text:span></text:p>
      <text:p text:style-name="P3"><text:span text:style-name="T5">H</text:span>tml<text:span text:style-name="T1">注释和</text:span><text:span text:style-name="T5">jsp</text:span><text:span text:style-name="T1">注释二者的区别！</text:span></text:p>
      <text:p text:style-name="P5"><text:span text:style-name="T16">l</text:span>&lt;! -- --&gt;<text:span text:style-name="T1">：</text:span><text:span text:style-name="T5">Tomcat</text:span><text:span text:style-name="T1">不把它当注释，和其他东西一样，会发送到客户端。但浏览器不会去显示它，因为浏览器知道它是注释；</text:span></text:p>
      <text:p text:style-name="P2">&lt;%----%&gt;<text:span text:style-name="T1">：</text:span><text:span text:style-name="T5">Tomcat</text:span><text:span text:style-name="T1">在生成“真身”时，就会忽略它，因为</text:span><text:span text:style-name="T5">Tomcat</text:span><text:span text:style-name="T1">认识它，知道它是注释。所以在“真身”中就没有它，也不会发现到客户端。也就是说，客户端永远看不到它！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Calibri" svg:font-family="Calibri"/>
    <style:font-face style:name="Courier New" svg:font-family="'Courier New'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宋体" style:font-family-asian="宋体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0M50S</meta:editing-duration>
    <meta:editing-cycles>4</meta:editing-cycles>
    <meta:generator>LibreOffice/5.3.0.3$Windows_X86_64 LibreOffice_project/7074905676c47b82bbcfbea1aeefc84afe1c50e1</meta:generator>
    <dc:date>2018-03-14T20:44:45.628000000</dc:date>
    <meta:document-statistic meta:table-count="1" meta:image-count="0" meta:object-count="0" meta:page-count="1" meta:paragraph-count="11" meta:word-count="328" meta:character-count="490" meta:non-whitespace-character-count="473"/>
    <meta:user-defined meta:name="Info 1"/>
    <meta:user-defined meta:name="Info 2"/>
    <meta:user-defined meta:name="Info 3"/>
    <meta:user-defined meta:name="Info 4"/>
  </office:meta>
</office:document-meta>
</file>